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appingViewResolutionIntegrationTests.ini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ViewResolutionIntegrationTests.redirect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Controller.getHtmlPage( Optional &lt; String &gt; name , Model model ,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ViewResolutionIntegrationTests.prepareConnection( HttpURLConnection conn ,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appingViewResolutionIntegrationTests.etagCheckWithNotModifiedRespons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ntroller.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ViewResolutionIntegrationTests.html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Config.freeMark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fig.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